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default-cell-style-name="ce2"/>
        <table:table-column table:style-name="co1" table:number-columns-repeated="4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Tên Mẫu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ại I</text:p>
          </table:table-cell>
          <table:table-cell office:value-type="string" calcext:value-type="string">
            <text:p>Loại II</text:p>
          </table:table-cell>
          <table:table-cell office:value-type="string" calcext:value-type="string">
            <text:p>Loại III</text:p>
          </table:table-cell>
          <table:table-cell table:style-name="ce1" office:value-type="string" calcext:value-type="string">
            <text:p>Loại IV</text:p>
          </table:table-cell>
          <table:table-cell office:value-type="string" calcext:value-type="string">
            <text:p>Loại V</text:p>
          </table:table-cell>
          <table:table-cell office:value-type="string" calcext:value-type="string">
            <text:p>Loại VI</text:p>
          </table:table-cell>
          <table:table-cell office:value-type="string" calcext:value-type="string">
            <text:p>Loại VII</text:p>
          </table:table-cell>
          <table:table-cell office:value-type="string" calcext:value-type="string">
            <text:p>Loại</text:p>
          </table:table-cell>
          <table:table-cell table:style-name="ce1" office:value-type="string" calcext:value-type="string">
            <text:p>Trả Kết quả</text:p>
          </table:table-cell>
        </table:table-row>
        <table:table-row table:style-name="ro2">
          <table:table-cell office:value-type="string" calcext:value-type="string">
            <text:p>TVAA050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AA050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4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4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AA050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4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4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AA0509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4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4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AA060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AA06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AA070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AA070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AA070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1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TVAA0904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AA090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TVAA100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AA100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AB020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AB020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TVAB020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AB03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AB040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AB040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AB040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TVAB040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AB050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AB050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TVAB050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4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AB050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AB05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AB060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AB060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AB070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AB0704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AB080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AB0804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AB080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AB0807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A010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A020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A030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A030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A030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A030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BA03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A040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BA040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BA0507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TVBA060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1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A060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A060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BA070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A070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A070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BA080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4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A080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A080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A080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B0110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BB0204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BB030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B030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B030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B03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BB040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B050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TVBB0510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4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B060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BB060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B060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1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TVBB060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BB060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B060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B070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BB070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B0704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4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B070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B070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B0709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4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B07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TVBB080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4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BB0804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B090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B0906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B090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B0908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B090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B1004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B100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B110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B110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B1104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B110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BB1107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4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BB1204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B120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B1206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B120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B1209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C010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TVBC0104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C010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C0203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BC0204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BC020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C0304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C030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C040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C040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C040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BC050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C0503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C0504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C060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BC0603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BC0604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C070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TVBC070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TVBC070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TVBC070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C080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TVBC080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BC080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BC090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C090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C110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BC110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A010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A010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A020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A020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CA020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A0304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A040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A0403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CA0404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CA040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A050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CA0510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A060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A060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A060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A070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A070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A0704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A070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A0708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A0710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A080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A0904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A090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A0909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CA09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A100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A100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A100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A1009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4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CB010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10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TVCB010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107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10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10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20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2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30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30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30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306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307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309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40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40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40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40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4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CB04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50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50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506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50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TVCB0509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60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608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60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70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70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70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70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80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804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80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80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80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80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90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CB090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90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90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CB090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090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CB0910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100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100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1008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100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TVCB1010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1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1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TVCB110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1104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CB110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B110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CB110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TVCC010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C010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CC020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C020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CC020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C0210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4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CC0308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CC0408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CC050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CC0507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4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CC05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C0603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CC0604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CC060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C060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CC070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C070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C080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C080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C090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C09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C100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CC100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CC100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C100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C100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C1009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CC10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A0110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4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4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DA020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A030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table:style-name="ce2"/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A030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A03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A0406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A0409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A050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A0504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A050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A060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DA060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A060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A060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DA060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A060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DA060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A0609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A06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A070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A080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A080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A0804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A080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A080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A08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A090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A090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A090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A09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A100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A100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A1008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A1009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10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103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4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DB010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106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10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10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20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20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20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30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40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4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40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40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40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40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407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40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50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504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50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50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50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60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DB060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60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DB060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DB060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60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DB070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DB0704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70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DB070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TVDB070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710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80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80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80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DB08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90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90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90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90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90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B090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C010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4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DC0104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C010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TVDC020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4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4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DC0204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4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C030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C030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C040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DC040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C0404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DC040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C050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DC050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DC060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C060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TVDC070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VDC080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YCA01001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1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A0100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YCA0100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A0100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1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A0100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A0200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A0200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1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1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A0200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YCA020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YCA0201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YCA0201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1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A0301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YCA0301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A0301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YCA0401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A0402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A0402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YCA0402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YCA0402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YCA0402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YCA0502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A0502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YCA05027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YCA0502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4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4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YCA0503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A0603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YCA0603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YCA0603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YCA06036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YCA0707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1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1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A0707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YCA0707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YCA07076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A0707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YCA0707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A0807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A0808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A0808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A0808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YCA0808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YCA0808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A0913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A1008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A1109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YCA1109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3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YCA1109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YCA11096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4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YCA1212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YCA12128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A12129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YCA12130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YCA1213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3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YCA1213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3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YCB0103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B0103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YCB0103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B0104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YCB0104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YCB0204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YCB0204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YCB0204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YCB0204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YCB02048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B0304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YCB0305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YCB0305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YCB0305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YCB0305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B03054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YCB0405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YCB0405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YCB0405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YCB04058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YCB0405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B04060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1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B0506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B0506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4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4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B0506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3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YCB05064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B0506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B0606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YCB0606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4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YCB0606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B06070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YCB06071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1</text:p>
          </table:table-cell>
          <table:table-cell table:style-name="ce1" office:value-type="string" calcext:value-type="string">
            <text:p>IV2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1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B0709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B0709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B0709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B0710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B0710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YCB0710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B0810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B0810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 table:style-name="ce1" office:value-type="string" calcext:value-type="string">
            <text:p>I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B0810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1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B0810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YCB0810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3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2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B0810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1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B1011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I2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B1112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có</text:p>
          </table:table-cell>
        </table:table-row>
        <table:table-row table:style-name="ro2">
          <table:table-cell office:value-type="string" calcext:value-type="string">
            <text:p>YCB12123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4</text:p>
          </table:table-cell>
          <table:table-cell office:value-type="string" calcext:value-type="string">
            <text:p>VI4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YCB1212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I3</text:p>
          </table:table-cell>
          <table:table-cell office:value-type="string" calcext:value-type="string">
            <text:p>III2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I3</text:p>
          </table:table-cell>
          <table:table-cell office:value-type="string" calcext:value-type="string">
            <text:p>VII2</text:p>
          </table:table-cell>
          <table:table-cell office:value-type="string" calcext:value-type="string">
            <text:p>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07:11:20.396123778</meta:creation-date>
    <dc:date>2021-11-12T07:11:42.628703552</dc:date>
    <meta:editing-duration>PT22S</meta:editing-duration>
    <meta:editing-cycles>1</meta:editing-cycles>
    <meta:document-statistic meta:table-count="1" meta:cell-count="4592" meta:object-count="0"/>
    <meta:generator>LibreOffice/6.4.7.2$Linux_X86_64 LibreOffice_project/40$Build-2</meta:generator>
  </office:meta>
</office:document-meta>
</file>